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stroke="none" svg:stroke-width="0.051cm" draw:marker-start-width="0.276cm" draw:marker-end-width="0.276cm" draw:fill="none" fo:min-height="0.902cm"/>
    </style:style>
    <style:style style:name="gr3" style:family="graphic" style:parent-style-name="objectwithoutfill">
      <style:graphic-properties draw:stroke="none" svg:stroke-width="0.051cm" draw:marker-start-width="0.276cm" draw:marker-end-width="0.276cm" draw:fill="none" fo:min-height="0.901cm"/>
    </style:style>
    <style:style style:name="gr4" style:family="graphic" style:parent-style-name="standard">
      <style:graphic-properties draw:stroke="none" svg:stroke-width="0.051cm" svg:stroke-color="#000000" draw:fill="none" draw:fill-color="#ffffff" fo:min-height="1.12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false" fo:min-height="1.212cm" fo:min-width="0.958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000000" draw:fill="none" draw:fill-color="#ffffff" fo:min-height="1.423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false" fo:min-height="0.933cm" fo:min-width="3.647cm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draw:marker-end="Arrow" draw:marker-end-width="0.153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false" fo:min-height="0.934cm" fo:min-width="3.647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false" fo:min-height="0.904cm" fo:min-width="6.029cm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style:font-style-asian="italic" style:font-style-complex="italic"/>
    </style:style>
    <style:style style:name="P3" style:family="paragraph">
      <style:text-properties fo:font-style="italic" style:font-style-asian="italic" style:font-style-complex="italic"/>
    </style:style>
    <style:style style:name="P4" style:family="paragraph"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center"/>
      <style:text-properties fo:color="#808080" fo:font-weight="bold" style:font-weight-asian="bold" style:font-weight-complex="bold"/>
    </style:style>
    <style:style style:name="P6" style:family="paragraph">
      <style:paragraph-properties fo:text-align="center"/>
      <style:text-properties fo:color="#00008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413cm" svg:height="1.27cm" svg:x="9.264cm" svg:y="6.316cm">
          <text:p text:style-name="P1">LM: Sr</text:p>
        </draw:rect>
        <draw:frame draw:style-name="gr2" draw:text-style-name="P2" xml:id="id4" draw:id="id4" draw:layer="layout" svg:width="5.128cm" svg:height="1.152cm" svg:x="10.894cm" svg:y="7.591cm">
          <draw:text-box>
            <text:p text:style-name="P2">Word-boundary</text:p>
          </draw:text-box>
        </draw:frame>
        <draw:frame draw:style-name="gr3" draw:text-style-name="P2" draw:layer="layout" svg:width="4.401cm" svg:height="1.151cm" svg:x="5.899cm" svg:y="7.867cm">
          <draw:text-box>
            <text:p text:style-name="P2">Mid-word</text:p>
          </draw:text-box>
        </draw:frame>
        <draw:frame draw:style-name="gr4" draw:text-style-name="P3" draw:layer="layout" svg:width="6.334cm" svg:height="1.42cm" svg:x="7.978cm" svg:y="9.15cm">
          <draw:text-box>
            <text:p text:style-name="P3">Stressed phone</text:p>
          </draw:text-box>
        </draw:frame>
        <draw:frame draw:style-name="gr4" draw:text-style-name="P3" draw:layer="layout" svg:width="6.74cm" svg:height="1.42cm" svg:x="13.511cm" svg:y="9.15cm">
          <draw:text-box>
            <text:p text:style-name="P3">Un-stressed phone</text:p>
          </draw:text-box>
        </draw:frame>
        <draw:frame draw:style-name="gr5" draw:text-style-name="P4" draw:layer="layout" svg:width="1.263cm" svg:height="1.512cm" svg:x="6.86cm" svg:y="9.347cm">
          <draw:text-box>
            <text:p text:style-name="P4">...</text:p>
          </draw:text-box>
        </draw:frame>
        <draw:frame draw:style-name="gr6" draw:text-style-name="P5" xml:id="id3" draw:id="id3" draw:layer="layout" svg:width="4.588cm" svg:height="1.723cm" svg:x="11.458cm" svg:y="12.851cm">
          <draw:text-box>
            <text:p text:style-name="P5">PRESERVED</text:p>
          </draw:text-box>
        </draw:frame>
        <draw:frame draw:style-name="gr7" draw:text-style-name="P6" xml:id="id5" draw:id="id5" draw:layer="layout" svg:width="3.515cm" svg:height="1.233cm" svg:x="7.282cm" svg:y="11.454cm">
          <draw:text-box>
            <text:p text:style-name="P6">DELETED</text:p>
          </draw:text-box>
        </draw:frame>
        <draw:line draw:style-name="gr8" draw:text-style-name="P1" xml:id="id1" draw:id="id1" draw:layer="layout" svg:x1="10.489cm" svg:y1="7.588cm" svg:x2="10.489cm" svg:y2="8.731cm">
          <text:p/>
        </draw:line>
        <draw:connector draw:style-name="gr8" draw:text-style-name="P1" draw:layer="layout" draw:line-skew="-1.172cm" svg:x1="10.489cm" svg:y1="8.731cm" svg:x2="7.568cm" svg:y2="9.892cm" draw:start-shape="id1" draw:start-glue-point="2" svg:d="m10489 8731h-2921v1161 0">
          <text:p/>
        </draw:connector>
        <draw:frame draw:style-name="gr9" draw:text-style-name="P6" xml:id="id6" draw:id="id6" draw:layer="layout" svg:width="3.515cm" svg:height="1.234cm" svg:x="18.125cm" svg:y="12.952cm">
          <draw:text-box>
            <text:p text:style-name="P6">DELETED</text:p>
          </draw:text-box>
        </draw:frame>
        <draw:connector draw:style-name="gr8" draw:text-style-name="P1" draw:layer="layout" draw:line-skew="-0.222cm" svg:x1="16.72cm" svg:y1="11.15cm" svg:x2="13.752cm" svg:y2="12.851cm" draw:start-shape="id2" draw:start-glue-point="3" draw:end-shape="id3" draw:end-glue-point="0" svg:d="m16720 11150v629h-2968v1072">
          <text:p/>
        </draw:connector>
        <draw:frame draw:style-name="gr10" draw:text-style-name="P3" draw:layer="layout" svg:width="5.509cm" svg:height="1.204cm" svg:x="11.231cm" svg:y="10.839cm">
          <draw:text-box>
            <text:p text:style-name="P3">Word Freq &gt; 0.01</text:p>
          </draw:text-box>
        </draw:frame>
        <draw:frame draw:style-name="gr10" draw:text-style-name="P3" draw:layer="layout" svg:width="5.509cm" svg:height="1.204cm" svg:x="17.072cm" svg:y="10.788cm">
          <draw:text-box>
            <text:p text:style-name="P3">Word Freq &lt; 0.01</text:p>
          </draw:text-box>
        </draw:frame>
        <draw:connector draw:style-name="gr8" draw:text-style-name="P1" draw:layer="layout" svg:x1="13.458cm" svg:y1="8.743cm" svg:x2="9.039cm" svg:y2="11.454cm" draw:start-shape="id4" draw:start-glue-point="2" draw:end-shape="id5" draw:end-glue-point="0" svg:d="m13458 8743v1356h-4419v1355">
          <text:p/>
        </draw:connector>
        <draw:connector draw:style-name="gr8" draw:text-style-name="P1" xml:id="id2" draw:id="id2" draw:layer="layout" draw:line-skew="-0.132cm" svg:x1="13.458cm" svg:y1="8.743cm" svg:x2="16.72cm" svg:y2="11.15cm" draw:start-shape="id4" draw:start-glue-point="2" svg:d="m13458 8743v1322h3262v1085">
          <text:p/>
        </draw:connector>
        <draw:connector draw:style-name="gr8" draw:text-style-name="P1" draw:layer="layout" draw:line-skew="-0.337cm" svg:x1="16.72cm" svg:y1="11.15cm" svg:x2="19.882cm" svg:y2="12.952cm" draw:start-shape="id2" draw:start-glue-point="3" draw:end-shape="id6" draw:end-glue-point="0" svg:d="m16720 11150v564h3162v1238">
          <text:p/>
        </draw:connector>
        <draw:connector draw:style-name="gr11" draw:text-style-name="P1" draw:layer="layout" draw:type="line" svg:x1="10.489cm" svg:y1="8.731cm" svg:x2="13.458cm" svg:y2="8.743cm" draw:start-shape="id1" draw:start-glue-point="2" draw:end-shape="id4" draw:end-glue-point="2" svg:d="m10489 8731 2969 1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05T14:04:52.33</meta:creation-date>
    <dc:date>2012-10-05T16:38:44.53</dc:date>
    <meta:editing-duration>PT1H24M37S</meta:editing-duration>
    <meta:editing-cycles>3</meta:editing-cycles>
    <meta:generator>OpenOffice.org/3.4.1$Win32 OpenOffice.org_project/341m1$Build-9593</meta:generator>
    <meta:document-statistic meta:object-count="18"/>
  </office:meta>
</office:document-meta>
</file>